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ComputeMultiPlasticityStress::</text:p>
      <text:p text:style-name="P1"/>
      <text:p text:style-name="P1">2. MPLS::nrStep() calls calculateJacobian, which calls dyieldFunction_dintnl, which is defined in MPLS's base class, MultiPlasticityRawComponentAss</text:p>
      <text:p text:style-name="P1"/>
      <text:p text:style-name="P1">3. Our model is TMPlasticJ2. TMPJ2::dyf_dintnlV calls dyf_intnl within J2.</text:p>
      <text:p text:style-name="P1"/>
      <text:p text:style-name="P1">4. J2::dyf_dintnl calls dyieldStrength, within J2.</text:p>
      <text:p text:style-name="P1"/>
      <text:p text:style-name="P1">5. J2::dyieldStrength calls _strength.derivative.</text:p>
      <text:p text:style-name="P1"/>
      <text:p text:style-name="P1">6a. _strength pulls the user-defined variable "yield_strength" from j2.</text:p>
      <text:p text:style-name="P1"/>
      <text:p text:style-name="P1">6b. .derivative comes from TMHardeningModel::derivative, which calls TMHardeningConstant::derivative, which just returns zer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chel Waxman</meta:initial-creator>
    <meta:creation-date>2015-09-28T15:01:30.745728183</meta:creation-date>
    <dc:date>2015-09-28T15:02:08.711460265</dc:date>
    <dc:creator>Rachel Waxman</dc:creator>
    <meta:editing-duration>P0D</meta:editing-duration>
    <meta:editing-cycles>1</meta:editing-cycles>
    <meta:document-statistic meta:table-count="0" meta:image-count="0" meta:object-count="0" meta:page-count="1" meta:paragraph-count="7" meta:word-count="58" meta:character-count="550" meta:non-whitespace-character-count="499"/>
    <meta:generator>LibreOffice/4.2.8.2$Linux_X86_64 LibreOffice_project/420m0$Build-2</meta:generator>
  </office:meta>
</office:document-meta>
</file>